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paragraph-rsid="000a6634"/>
    </style:style>
    <style:style style:name="P2" style:family="paragraph" style:parent-style-name="Standard">
      <style:paragraph-properties fo:text-align="justify" style:justify-single-word="false" style:vertical-align="top"/>
      <style:text-properties fo:language="es" fo:country="ES" fo:font-weight="bold" officeooo:paragraph-rsid="000a6634" style:font-weight-asian="bold" style:font-weight-complex="bold"/>
    </style:style>
    <style:style style:name="P3" style:family="paragraph" style:parent-style-name="Standard">
      <style:paragraph-properties fo:text-align="justify" style:justify-single-word="false" style:vertical-align="top"/>
      <style:text-properties fo:language="es" fo:country="ES" officeooo:paragraph-rsid="000a6634"/>
    </style:style>
    <style:style style:name="P4" style:family="paragraph" style:parent-style-name="Standard">
      <style:paragraph-properties fo:text-align="justify" style:justify-single-word="false" style:vertical-align="top"/>
      <style:text-properties fo:font-size="12pt" fo:language="es" fo:country="ES" officeooo:rsid="000a6634" officeooo:paragraph-rsid="000a6634" style:font-size-asian="10.5pt" style:font-size-complex="12pt"/>
    </style:style>
    <style:style style:name="P5" style:family="paragraph" style:parent-style-name="Standard">
      <style:paragraph-properties fo:text-align="justify" style:justify-single-word="false" fo:hyphenation-ladder-count="no-limit" style:vertical-align="top">
        <style:tab-stops/>
      </style:paragraph-properties>
      <style:text-properties fo:font-size="12pt" fo:language="es" fo:country="ES" officeooo:rsid="000a6634" officeooo:paragraph-rsid="000c4bc1" style:font-size-asian="10.5pt" style:font-size-complex="12pt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left="10mm" fo:margin-right="10mm" fo:text-align="justify" style:justify-single-word="false" fo:text-indent="-10mm" style:auto-text-indent="false">
        <style:tab-stops/>
      </style:paragraph-properties>
      <style:text-properties fo:language="es" fo:country="ES"/>
    </style:style>
    <style:style style:name="P7" style:family="paragraph" style:parent-style-name="Standard" style:master-page-name="">
      <style:paragraph-properties fo:text-align="justify" style:justify-single-word="false" fo:hyphenation-ladder-count="no-limit" style:page-number="auto"/>
      <style:text-properties fo:language="es" fo:country="ES" fo:hyphenate="true" fo:hyphenation-remain-char-count="2" fo:hyphenation-push-char-count="2" loext:hyphenation-no-caps="false"/>
    </style:style>
    <style:style style:name="P8" style:family="paragraph" style:parent-style-name="Standard" style:master-page-name="">
      <style:paragraph-properties fo:text-align="end" style:justify-single-word="false" style:page-number="auto" style:vertical-align="auto" style:writing-mode="rl-tb"/>
      <style:text-properties fo:language="es" fo:country="ES" officeooo:paragraph-rsid="000a6634"/>
    </style:style>
    <style:style style:name="P9" style:family="paragraph" style:parent-style-name="Standard">
      <style:paragraph-properties fo:margin-top="4.99mm" fo:margin-bottom="4.99mm" style:contextual-spacing="false" fo:line-height="150%" fo:text-align="justify" style:justify-single-word="false"/>
      <style:text-properties fo:language="es" fo:country="ES" officeooo:paragraph-rsid="000a37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7f5" style:font-weight-asian="bold" style:font-weight-complex="bold"/>
    </style:style>
    <style:style style:name="T3" style:family="text">
      <style:text-properties officeooo:rsid="000857f5"/>
    </style:style>
    <style:style style:name="T4" style:family="text">
      <style:text-properties officeooo:rsid="000a37c0"/>
    </style:style>
    <style:style style:name="T5" style:family="text">
      <style:text-properties officeooo:rsid="000a6634"/>
    </style:style>
    <style:style style:name="T6" style:family="text">
      <style:text-properties fo:font-size="20pt" officeooo:rsid="000a6634" style:font-size-asian="20pt" style:font-size-complex="20pt"/>
    </style:style>
    <style:style style:name="T7" style:family="text">
      <style:text-properties fo:font-size="20pt" officeooo:rsid="000dc9f7" style:font-size-asian="20pt" style:font-size-complex="20pt"/>
    </style:style>
    <style:style style:name="T8" style:family="text">
      <style:text-properties fo:font-size="12pt" officeooo:rsid="000a6634" style:font-size-asian="10.5pt" style:font-size-complex="12pt"/>
    </style:style>
    <style:style style:name="T9" style:family="text">
      <style:text-properties officeooo:rsid="000d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Formato...</text:span> <text:span text:style-name="T3">P</text:span>árrafo... <text:span text:style-name="T4">Sangría y espaciado. </text:span><text:span text:style-name="T3">Sangría antes del texto 10mm. Sangría después del texto 10mm Sangría primer renglón -10mm</text:span>.</text:p>
      <text:p text:style-name="P9"><text:span text:style-name="T2">Formato...</text:span> <text:span text:style-name="T3">P</text:span>árrafo... <text:span text:style-name="T4">Sangría y espaciado. Espaciado sobre el párrafo 5mm Espaciado Bajo el párrafo 5mm. Interlineado en 1,5 renglones.</text:span></text:p>
      <text:p text:style-name="P1"><text:span text:style-name="T1">Formato...</text:span> Párrafo... <text:span text:style-name="T5">Alineación</text:span>. <text:span text:style-name="T5">Centro</text:span></text:p>
      <text:p text:style-name="P2"/>
      <text:p text:style-name="P3"><text:span text:style-name="T1">Formato...</text:span> Párrafo... <text:span text:style-name="T5">Alineación</text:span>. <text:span text:style-name="T5">Opciones Justificado. Texto a texto Alineación Arriba</text:span>. <text:span text:style-name="T6">Letra de 20 p</text:span><text:span text:style-name="T7">t</text:span><text:span text:style-name="T6">.</text:span><text:span text:style-name="T8"> Resto del texto del párrafo de ejemplo para rellenar varios renglones del ejercicio.</text:span></text:p>
      <text:p text:style-name="P2"/>
      <text:p text:style-name="P8"><text:span text:style-name="T1">Formato...</text:span> Párrafo... <text:span text:style-name="T5">Alineación</text:span>. <text:span text:style-name="T5">Opciones Derecha. Dirección del texto de derecha a izquierda</text:span><text:span text:style-name="T8">.</text:span></text:p>
      <text:p text:style-name="P4"/>
      <text:p text:style-name="P7"><text:span text:style-name="T1">Formato... </text:span>Párrafo... Flujo del texto. División de palabras Automáticamente. Ejemplo de texto con división de palabras automática, sin necesidad de escribir guiones manua<text:span text:style-name="T9">l</text:span>mente.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4T18:46:38.964000000</dc:date>
    <meta:editing-duration>PT26M28S</meta:editing-duration>
    <meta:editing-cycles>16</meta:editing-cycles>
    <meta:document-statistic meta:table-count="0" meta:image-count="0" meta:object-count="0" meta:page-count="1" meta:paragraph-count="6" meta:word-count="104" meta:character-count="769" meta:non-whitespace-character-count="671"/>
  </office:meta>
</office:document-meta>
</file>